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E30000029ED03C4F9807EBE15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293cm" style:rel-column-width="12694*"/>
    </style:style>
    <style:style style:name="Table1.B" style:family="table-column">
      <style:table-column-properties style:column-width="3.505cm" style:rel-column-width="13510*"/>
    </style:style>
    <style:style style:name="Table1.C" style:family="table-column">
      <style:table-column-properties style:column-width="3.399cm" style:rel-column-width="13102*"/>
    </style:style>
    <style:style style:name="Table1.D" style:family="table-column">
      <style:table-column-properties style:column-width="3.401cm" style:rel-column-width="13109*"/>
    </style:style>
    <style:style style:name="Table1.E" style:family="table-column">
      <style:table-column-properties style:column-width="3.404cm" style:rel-column-width="13120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93cm" style:rel-column-width="12694*"/>
    </style:style>
    <style:style style:name="Table2.B" style:family="table-column">
      <style:table-column-properties style:column-width="3.505cm" style:rel-column-width="13510*"/>
    </style:style>
    <style:style style:name="Table2.C" style:family="table-column">
      <style:table-column-properties style:column-width="3.399cm" style:rel-column-width="13102*"/>
    </style:style>
    <style:style style:name="Table2.D" style:family="table-column">
      <style:table-column-properties style:column-width="3.401cm" style:rel-column-width="13109*"/>
    </style:style>
    <style:style style:name="Table2.E" style:family="table-column">
      <style:table-column-properties style:column-width="3.404cm" style:rel-column-width="13120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21cd3d" officeooo:paragraph-rsid="0021cd3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4pt" style:text-underline-style="none" fo:font-weight="bold" officeooo:rsid="002b3dc1" officeooo:paragraph-rsid="002b3dc1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0.5pt" style:text-underline-style="none" fo:font-weight="bold" officeooo:rsid="003cc532" officeooo:paragraph-rsid="003cc532" style:font-size-asian="10.5pt" style:font-weight-asian="bold" style:font-size-complex="10.5pt" style:font-weight-complex="bold"/>
    </style:style>
    <style:style style:name="P5" style:family="paragraph" style:parent-style-name="Text_20_body">
      <style:paragraph-properties fo:text-align="end" style:justify-single-word="false"/>
      <style:text-properties style:font-name="Arial" fo:font-size="10.5pt" style:text-underline-style="none" fo:font-weight="bold" officeooo:rsid="002b3dc1" officeooo:paragraph-rsid="003cc532" style:font-size-asian="10.5pt" style:font-weight-asian="bold" style:font-size-complex="10.5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0.5pt" style:text-underline-style="none" fo:font-weight="bold" officeooo:rsid="002b3dc1" officeooo:paragraph-rsid="003cc532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21cd3d" officeooo:paragraph-rsid="0021cd3d" style:font-size-asian="13.1000003814697pt" style:font-weight-asian="bold" style:font-size-complex="1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officeooo:paragraph-rsid="0029fd41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officeooo:paragraph-rsid="004a7131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officeooo:rsid="003cc532" officeooo:paragraph-rsid="00402877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cd3d" officeooo:paragraph-rsid="0021cd3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b8a58" officeooo:paragraph-rsid="004b8a5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font-style="italic" fo:font-weight="bold" officeooo:rsid="003950b7" officeooo:paragraph-rsid="003950b7" style:font-size-asian="8pt" style:font-style-asian="italic" style:font-weight-asian="bold" style:font-size-complex="8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style="italic" fo:font-weight="bold" officeooo:rsid="00514158" officeooo:paragraph-rsid="00514158" style:font-size-asian="8pt" style:font-style-asian="italic" style:font-weight-asian="bold" style:font-size-complex="8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style="italic" style:text-underline-style="solid" style:text-underline-width="auto" style:text-underline-color="font-color" fo:font-weight="bold" officeooo:rsid="003950b7" officeooo:paragraph-rsid="003950b7" style:font-size-asian="8pt" style:font-style-asian="italic" style:font-weight-asian="bold" style:font-size-complex="8pt" style:font-style-complex="italic" style:font-weight-complex="bold"/>
    </style:style>
    <style:style style:name="T1" style:family="text">
      <style:text-properties officeooo:rsid="002b3dc1"/>
    </style:style>
    <style:style style:name="T2" style:family="text">
      <style:text-properties officeooo:rsid="004b8a58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E DE <text:span text:style-name="T2">ACT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>Acta</text:p>
          </table:table-cell>
          <table:table-cell table:style-name="Table1.A1" office:value-type="string">
            <text:p text:style-name="P13">Serv./Depto Destino</text:p>
          </table:table-cell>
          <table:table-cell table:style-name="Table1.A1" office:value-type="string">
            <text:p text:style-name="P13">Serv./Depto Rte.</text:p>
          </table:table-cell>
          <table:table-cell table:style-name="Table1.A1" office:value-type="string">
            <text:p text:style-name="P13">Usuario Rte.</text:p>
          </table:table-cell>
          <table:table-cell table:style-name="Table1.E1" office:value-type="string">
            <text:p text:style-name="P13">Hora Aprox. Pas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5"><text:text-input text:description="@before-row#foreach($linea in $um)">@before-row#foreach($linea in $um)</text:text-input></text:p>
            <text:p text:style-name="P16"><text:text-input text:description="$linea.acta.getNombre()">$linea.acta.getNombre()</text:text-input></text:p>
            <text:p text:style-name="P15"/>
            <text:p text:style-name="P15"><text:text-input text:description="@after-row#end">@after-row#end</text:text-input></text:p>
          </table:table-cell>
          <table:table-cell table:style-name="Table2.A1" office:value-type="string">
            <text:p text:style-name="P8"><text:text-input text:description="">$linea.organigrama.nombre</text:text-input></text:p>
            <text:p text:style-name="P11">T/<text:text-input text:description="$linea.id">$linea.id</text:text-input></text:p>
          </table:table-cell>
          <table:table-cell table:style-name="Table2.A1" office:value-type="string">
            <text:p text:style-name="P10"><text:text-input text:description="">$user.organigrama.nombre</text:text-input> - <text:span text:style-name="T3"><text:text-input text:description="$ActaMovimiento.getMovimientoAnteriorEnTiempo($linea)">$ActaMovimiento.getMovimientoAnteriorEnTiempo($linea)</text:text-input></text:span></text:p>
          </table:table-cell>
          <table:table-cell table:style-name="Table2.A1" office:value-type="string">
            <text:p text:style-name="P9"><text:text-input text:description="">$user.nombre</text:text-input></text:p>
          </table:table-cell>
          <table:table-cell table:style-name="Table2.E1" office:value-type="string">
            <text:p text:style-name="P8"><text:text-input text:description="">$util.formatDate($linea.fecha_llegada,"dd/MM/yyyy HH:mm:ss")</text:text-input>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pan text:style-name="T1">R</text:span>EMITENTE</text:p>
          </table:table-cell>
          <table:table-cell table:style-name="Table3.A1" office:value-type="string">
            <text:p text:style-name="P5">FIRMA USUARIO DEST.</text:p>
          </table:table-cell>
        </table:table-row>
        <table:table-row>
          <table:table-cell table:style-name="Table3.A1" office:value-type="string">
            <text:p text:style-name="P6"><text:text-input text:description="">$user.nombre</text:text-input></text:p>
          </table:table-cell>
          <table:table-cell table:style-name="Table3.A1" office:value-type="string">
            <text:p text:style-name="P1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056cm" svg:y="0.998cm" svg:width="3.475cm" svg:height="3.44cm" draw:z-index="0"><draw:image xlink:href="Pictures/10000201000002E30000029ED03C4F9807EBE15F.png" xlink:type="simple" xlink:show="embed" xlink:actuate="onLoad"/></draw:frame></text:p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5T07:34:41</meta:creation-date>
    <dc:date>2022-03-21T17:09:57.756956618</dc:date>
    <meta:editing-duration>P3DT11H15M2S</meta:editing-duration>
    <meta:editing-cycles>110</meta:editing-cycles>
    <meta:generator>LibreOffice/5.1.6.2$Linux_X86_64 LibreOffice_project/10m0$Build-2</meta:generator>
    <meta:print-date>2014-04-07T17:01:27.18</meta:print-date>
    <meta:document-statistic meta:table-count="3" meta:image-count="1" meta:object-count="0" meta:page-count="1" meta:paragraph-count="18" meta:word-count="53" meta:character-count="401" meta:non-whitespace-character-count="387"/>
  </office:meta>
</office:document-meta>
</file>